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1" style:family="table-row">
      <style:table-row-properties style:min-row-height="0.596cm"/>
    </style:style>
    <style:style style:name="Tabela2.A1" style:family="table-cell">
      <style:table-cell-properties fo:padding="0cm" fo:border="0.05pt solid #000000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cm" fo:border="0.05pt solid #000000"/>
    </style:style>
    <style:style style:name="Tabela2.3" style:family="table-row">
      <style:table-row-properties style:row-height="0.998cm"/>
    </style:style>
    <style:style style:name="Tabela2.A3" style:family="table-cell">
      <style:table-cell-properties fo:padding="0cm" fo:border-left="0.05pt solid #000000" fo:border-right="none" fo:border-top="none" fo:border-bottom="0.05pt solid #000000"/>
    </style:style>
    <style:style style:name="Tabela2.B3" style:family="table-cell">
      <style:table-cell-properties fo:padding="0cm" fo:border-left="0.05pt solid #000000" fo:border-right="none" fo:border-top="none" fo:border-bottom="0.05pt solid #000000"/>
    </style:style>
    <style:style style:name="Tabela2.4" style:family="table-row">
      <style:table-row-properties style:row-height="0.4cm"/>
    </style:style>
    <style:style style:name="Tabela2.A4" style:family="table-cell">
      <style:table-cell-properties fo:padding="0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.E9" style:family="table-cell">
      <style:table-cell-properties fo:padding="0cm" fo:border-left="0.05pt solid #000000" fo:border-right="0.05pt solid #000000" fo:border-top="none" fo:border-bottom="0.05pt solid #000000"/>
    </style:style>
    <style:style style:name="Tabela2.11" style:family="table-row">
      <style:table-row-properties style:row-height="1.125cm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="0cm" fo:border-left="0.05pt solid #000000" fo:border-right="0.05pt solid #000000" fo:border-top="none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="0cm" fo:border-left="0.05pt solid #000000" fo:border-right="0.05pt solid #000000" fo:border-top="none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432cm" fo:background-color="transparent" fo:keep-together="auto">
        <style:background-image/>
      </style:table-row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="0cm" fo:border-left="0.05pt solid #000000" fo:border-right="none" fo:border-top="none" fo:border-bottom="0.05pt solid #000000"/>
    </style:style>
    <style:style style:name="Tabela2.B28" style:family="table-cell">
      <style:table-cell-properties fo:padding="0cm" fo:border-left="0.05pt solid #000000" fo:border-right="none" fo:border-top="none" fo:border-bottom="0.05pt solid #000000"/>
    </style:style>
    <style:style style:name="Tabela2.C28" style:family="table-cell">
      <style:table-cell-properties fo:padding="0cm" fo:border-left="0.05pt solid #000000" fo:border-right="0.05pt solid #000000" fo:border-top="none" fo:border-bottom="0.05pt solid #000000"/>
    </style:style>
    <style:style style:name="Tabela4" style:family="table">
      <style:table-properties style:width="19.3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31cm"/>
    </style:style>
    <style:style style:name="Tabela4.D" style:family="table-column">
      <style:table-column-properties style:column-width="0.108cm"/>
    </style:style>
    <style:style style:name="Tabela4.E" style:family="table-column">
      <style:table-column-properties style:column-width="0.222cm"/>
    </style:style>
    <style:style style:name="Tabela4.F" style:family="table-column">
      <style:table-column-properties style:column-width="0.42cm"/>
    </style:style>
    <style:style style:name="Tabela4.G" style:family="table-column">
      <style:table-column-properties style:column-width="2.355cm"/>
    </style:style>
    <style:style style:name="Tabela4.H" style:family="table-column">
      <style:table-column-properties style:column-width="0.203cm"/>
    </style:style>
    <style:style style:name="Tabela4.I" style:family="table-column">
      <style:table-column-properties style:column-width="0.252cm"/>
    </style:style>
    <style:style style:name="Tabela4.J" style:family="table-column">
      <style:table-column-properties style:column-width="0.732cm"/>
    </style:style>
    <style:style style:name="Tabela4.K" style:family="table-column">
      <style:table-column-properties style:column-width="0.676cm"/>
    </style:style>
    <style:style style:name="Tabela4.L" style:family="table-column">
      <style:table-column-properties style:column-width="0.326cm"/>
    </style:style>
    <style:style style:name="Tabela4.M" style:family="table-column">
      <style:table-column-properties style:column-width="0.21cm"/>
    </style:style>
    <style:style style:name="Tabela4.N" style:family="table-column">
      <style:table-column-properties style:column-width="0.381cm"/>
    </style:style>
    <style:style style:name="Tabela4.O" style:family="table-column">
      <style:table-column-properties style:column-width="0.351cm"/>
    </style:style>
    <style:style style:name="Tabela4.P" style:family="table-column">
      <style:table-column-properties style:column-width="0.277cm"/>
    </style:style>
    <style:style style:name="Tabela4.Q" style:family="table-column">
      <style:table-column-properties style:column-width="0.081cm"/>
    </style:style>
    <style:style style:name="Tabela4.R" style:family="table-column">
      <style:table-column-properties style:column-width="0.198cm"/>
    </style:style>
    <style:style style:name="Tabela4.S" style:family="table-column">
      <style:table-column-properties style:column-width="1.291cm"/>
    </style:style>
    <style:style style:name="Tabela4.T" style:family="table-column">
      <style:table-column-properties style:column-width="0.256cm"/>
    </style:style>
    <style:style style:name="Tabela4.V" style:family="table-column">
      <style:table-column-properties style:column-width="0.587cm"/>
    </style:style>
    <style:style style:name="Tabela4.W" style:family="table-column">
      <style:table-column-properties style:column-width="0.423cm"/>
    </style:style>
    <style:style style:name="Tabela4.X" style:family="table-column">
      <style:table-column-properties style:column-width="0.332cm"/>
    </style:style>
    <style:style style:name="Tabela4.Y" style:family="table-column">
      <style:table-column-properties style:column-width="0.416cm"/>
    </style:style>
    <style:style style:name="Tabela4.Z" style:family="table-column">
      <style:table-column-properties style:column-width="0.078cm"/>
    </style:style>
    <style:style style:name="Tabela4.a" style:family="table-column">
      <style:table-column-properties style:column-width="0.39cm"/>
    </style:style>
    <style:style style:name="Tabela4.b" style:family="table-column">
      <style:table-column-properties style:column-width="0.284cm"/>
    </style:style>
    <style:style style:name="Tabela4.c" style:family="table-column">
      <style:table-column-properties style:column-width="0.529cm"/>
    </style:style>
    <style:style style:name="Tabela4.d" style:family="table-column">
      <style:table-column-properties style:column-width="0.542cm"/>
    </style:style>
    <style:style style:name="Tabela4.e" style:family="table-column">
      <style:table-column-properties style:column-width="0.164cm"/>
    </style:style>
    <style:style style:name="Tabela4.f" style:family="table-column">
      <style:table-column-properties style:column-width="0.265cm"/>
    </style:style>
    <style:style style:name="Tabela4.g" style:family="table-column">
      <style:table-column-properties style:column-width="0.445cm"/>
    </style:style>
    <style:style style:name="Tabela4.h" style:family="table-column">
      <style:table-column-properties style:column-width="0.162cm"/>
    </style:style>
    <style:style style:name="Tabela4.i" style:family="table-column">
      <style:table-column-properties style:column-width="0.591cm"/>
    </style:style>
    <style:style style:name="Tabela4.k" style:family="table-column">
      <style:table-column-properties style:column-width="0.226cm"/>
    </style:style>
    <style:style style:name="Tabela4.l" style:family="table-column">
      <style:table-column-properties style:column-width="0.55cm"/>
    </style:style>
    <style:style style:name="Tabela4.m" style:family="table-column">
      <style:table-column-properties style:column-width="0.737cm"/>
    </style:style>
    <style:style style:name="Tabela4.n" style:family="table-column">
      <style:table-column-properties style:column-width="0.697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2.88cm" fo:background-color="transparent" fo:keep-together="auto">
        <style:background-image/>
      </style:table-row-properties>
    </style:style>
    <style:style style:name="Tabela4.6" style:family="table-row">
      <style:table-row-properties style:min-row-height="0.596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13" style:family="table-row">
      <style:table-row-properties style:min-row-height="0.04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="0.049cm" fo:border-left="0.05pt solid #000000" fo:border-right="none" fo:border-top="none" fo:border-bottom="0.05pt solid #000000"/>
    </style:style>
    <style:style style:name="Tabela4.C23" style:family="table-cell">
      <style:table-cell-properties fo:padding="0.049cm" fo:border-left="0.05pt solid #000000" fo:border-right="none" fo:border-top="none" fo:border-bottom="0.05pt solid #000000"/>
    </style:style>
    <style:style style:name="Tabela4.H2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U31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="0.049cm" fo:border-left="0.05pt solid #000000" fo:border-right="none" fo:border-top="none" fo:border-bottom="0.05pt solid #000000"/>
    </style:style>
    <style:style style:name="Tabela4.C47" style:family="table-cell">
      <style:table-cell-properties fo:padding="0.049cm" fo:border-left="0.05pt solid #000000" fo:border-right="none" fo:border-top="none" fo:border-bottom="0.05pt solid #000000"/>
    </style:style>
    <style:style style:name="Tabela4.H47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="0.049cm" fo:border-left="0.05pt solid #000000" fo:border-right="none" fo:border-top="none" fo:border-bottom="0.05pt solid #000000"/>
    </style:style>
    <style:style style:name="Tabela4.V50" style:family="table-cell">
      <style:table-cell-properties fo:padding="0.049cm" fo:border-left="0.05pt solid #000000" fo:border-right="none" fo:border-top="none" fo:border-bottom="0.05pt solid #000000"/>
    </style:style>
    <style:style style:name="Tabela4.k5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="0.049cm" fo:border-left="0.05pt solid #000000" fo:border-right="none" fo:border-top="none" fo:border-bottom="0.05pt solid #000000"/>
    </style:style>
    <style:style style:name="Tabela4.V51" style:family="table-cell">
      <style:table-cell-properties fo:padding="0.049cm" fo:border-left="0.05pt solid #000000" fo:border-right="none" fo:border-top="none" fo:border-bottom="0.05pt solid #000000"/>
    </style:style>
    <style:style style:name="Tabela4.f51" style:family="table-cell">
      <style:table-cell-properties fo:padding="0.049cm" fo:border-left="0.05pt solid #000000" fo:border-right="none" fo:border-top="none" fo:border-bottom="0.05pt solid #000000"/>
    </style:style>
    <style:style style:name="Tabela4.k51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="0.049cm" fo:border-left="0.05pt solid #000000" fo:border-right="none" fo:border-top="none" fo:border-bottom="0.05pt solid #000000"/>
    </style:style>
    <style:style style:name="Tabela4.R52" style:family="table-cell">
      <style:table-cell-properties fo:padding="0.049cm" fo:border-left="0.05pt solid #000000" fo:border-right="none" fo:border-top="none" fo:border-bottom="0.05pt solid #000000"/>
    </style:style>
    <style:style style:name="Tabela4.Y52" style:family="table-cell">
      <style:table-cell-properties fo:padding="0.049cm" fo:border-left="0.05pt solid #000000" fo:border-right="none" fo:border-top="none" fo:border-bottom="0.05pt solid #000000"/>
    </style:style>
    <style:style style:name="Tabela4.b52" style:family="table-cell">
      <style:table-cell-properties fo:padding="0.049cm" fo:border-left="0.05pt solid #000000" fo:border-right="none" fo:border-top="none" fo:border-bottom="0.05pt solid #000000"/>
    </style:style>
    <style:style style:name="Tabela4.k5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="0.049cm" fo:border-left="0.05pt solid #000000" fo:border-right="none" fo:border-top="none" fo:border-bottom="0.05pt solid #000000"/>
    </style:style>
    <style:style style:name="Tabela4.D5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56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="0.049cm" fo:border-left="0.05pt solid #000000" fo:border-right="none" fo:border-top="none" fo:border-bottom="0.05pt solid #000000"/>
    </style:style>
    <style:style style:name="Tabela4.D5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6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f77" style:family="table-cell">
      <style:table-cell-properties style:vertical-align="" fo:background-color="#eeeeee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="0.049cm" fo:border-left="0.05pt solid #000000" fo:border-right="none" fo:border-top="none" fo:border-bottom="0.05pt solid #000000"/>
    </style:style>
    <style:style style:name="Tabela4.Q80" style:family="table-cell">
      <style:table-cell-properties fo:padding="0.049cm" fo:border-left="0.05pt solid #000000" fo:border-right="none" fo:border-top="none" fo:border-bottom="0.05pt solid #000000"/>
    </style:style>
    <style:style style:name="Tabela4.W80" style:family="table-cell">
      <style:table-cell-properties fo:padding="0.049cm" fo:border-left="0.05pt solid #000000" fo:border-right="none" fo:border-top="none" fo:border-bottom="0.05pt solid #000000"/>
    </style:style>
    <style:style style:name="Tabela4.a80" style:family="table-cell">
      <style:table-cell-properties fo:padding="0.049cm" fo:border-left="0.05pt solid #000000" fo:border-right="none" fo:border-top="none" fo:border-bottom="0.05pt solid #000000"/>
    </style:style>
    <style:style style:name="Tabela4.e80" style:family="table-cell">
      <style:table-cell-properties fo:padding="0.049cm" fo:border-left="0.05pt solid #000000" fo:border-right="none" fo:border-top="none" fo:border-bottom="0.05pt solid #000000"/>
    </style:style>
    <style:style style:name="Tabela4.h8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="0.049cm" fo:border-left="0.05pt solid #000000" fo:border-right="none" fo:border-top="none" fo:border-bottom="0.05pt solid #000000"/>
    </style:style>
    <style:style style:name="Tabela4.Q81" style:family="table-cell">
      <style:table-cell-properties fo:padding="0.049cm" fo:border-left="0.05pt solid #000000" fo:border-right="none" fo:border-top="none" fo:border-bottom="0.05pt solid #000000"/>
    </style:style>
    <style:style style:name="Tabela4.e81" style:family="table-cell">
      <style:table-cell-properties fo:padding="0.049cm" fo:border-left="0.05pt solid #000000" fo:border-right="none" fo:border-top="none" fo:border-bottom="0.05pt solid #000000"/>
    </style:style>
    <style:style style:name="Tabela4.h81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="0.049cm" fo:border-left="0.05pt solid #000000" fo:border-right="none" fo:border-top="none" fo:border-bottom="0.05pt solid #000000"/>
    </style:style>
    <style:style style:name="Tabela4.N85" style:family="table-cell">
      <style:table-cell-properties fo:padding="0.049cm" fo:border-left="0.05pt solid #000000" fo:border-right="none" fo:border-top="none" fo:border-bottom="0.05pt solid #000000"/>
    </style:style>
    <style:style style:name="Tabela4.V85" style:family="table-cell">
      <style:table-cell-properties fo:padding="0.049cm" fo:border-left="0.05pt solid #000000" fo:border-right="none" fo:border-top="none" fo:border-bottom="0.05pt solid #000000"/>
    </style:style>
    <style:style style:name="Tabela4.Y85" style:family="table-cell">
      <style:table-cell-properties fo:padding="0.049cm" fo:border-left="0.05pt solid #000000" fo:border-right="none" fo:border-top="none" fo:border-bottom="0.05pt solid #000000"/>
    </style:style>
    <style:style style:name="Tabela4.d85" style:family="table-cell">
      <style:table-cell-properties fo:padding="0.049cm" fo:border-left="0.05pt solid #000000" fo:border-right="none" fo:border-top="none" fo:border-bottom="0.05pt solid #000000"/>
    </style:style>
    <style:style style:name="Tabela4.f8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="0.049cm" fo:border-left="0.05pt solid #000000" fo:border-right="none" fo:border-top="none" fo:border-bottom="0.05pt solid #000000"/>
    </style:style>
    <style:style style:name="Tabela4.N86" style:family="table-cell">
      <style:table-cell-properties fo:padding="0.049cm" fo:border-left="0.05pt solid #000000" fo:border-right="none" fo:border-top="none" fo:border-bottom="0.05pt solid #000000"/>
    </style:style>
    <style:style style:name="Tabela4.d86" style:family="table-cell">
      <style:table-cell-properties fo:padding="0.049cm" fo:border-left="0.05pt solid #000000" fo:border-right="none" fo:border-top="none" fo:border-bottom="0.05pt solid #000000"/>
    </style:style>
    <style:style style:name="Tabela4.f86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T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X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c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g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T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X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c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g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9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B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K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O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Q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T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X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c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g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j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n101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a4.A10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K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O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Q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T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X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c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g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j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n103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a4.A10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Table_20_Contents">
      <style:text-properties officeooo:paragraph-rsid="00c97245"/>
    </style:style>
    <style:style style:name="P16" style:family="paragraph" style:parent-style-name="Descritivo_20_campo">
      <style:text-properties officeooo:paragraph-rsid="0087e73e"/>
    </style:style>
    <style:style style:name="P17" style:family="paragraph" style:parent-style-name="Descritivo_20_campo">
      <style:text-properties fo:font-size="2pt" officeooo:paragraph-rsid="008a19b9" style:font-size-asian="1.75pt" style:font-size-complex="2pt"/>
    </style:style>
    <style:style style:name="P18" style:family="paragraph" style:parent-style-name="Descritivo_20_campo">
      <style:text-properties officeooo:paragraph-rsid="008a19b9"/>
    </style:style>
    <style:style style:name="P19" style:family="paragraph" style:parent-style-name="Descritivo_20_campo">
      <style:text-properties officeooo:paragraph-rsid="00935b8a"/>
    </style:style>
    <style:style style:name="P20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1" style:family="paragraph" style:parent-style-name="Descritivo_20_campo">
      <style:text-properties officeooo:paragraph-rsid="009a485b"/>
    </style:style>
    <style:style style:name="P22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3" style:family="paragraph" style:parent-style-name="Descritivo_20_campo">
      <style:text-properties officeooo:paragraph-rsid="009bef9b"/>
    </style:style>
    <style:style style:name="P24" style:family="paragraph" style:parent-style-name="Descritivo_20_campo">
      <style:text-properties officeooo:paragraph-rsid="009d1037"/>
    </style:style>
    <style:style style:name="P25" style:family="paragraph" style:parent-style-name="Descritivo_20_campo">
      <style:text-properties officeooo:paragraph-rsid="00a0e19b"/>
    </style:style>
    <style:style style:name="P26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7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8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9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30" style:family="paragraph" style:parent-style-name="Descritivo_20_campo">
      <style:text-properties officeooo:paragraph-rsid="00ac32b6"/>
    </style:style>
    <style:style style:name="P31" style:family="paragraph" style:parent-style-name="Dado_20_campo">
      <style:paragraph-properties fo:text-align="end" style:justify-single-word="false"/>
      <style:text-properties officeooo:paragraph-rsid="00935b8a"/>
    </style:style>
    <style:style style:name="P32" style:family="paragraph" style:parent-style-name="Dado_20_campo">
      <style:paragraph-properties fo:text-align="end" style:justify-single-word="false"/>
      <style:text-properties officeooo:paragraph-rsid="009bef9b"/>
    </style:style>
    <style:style style:name="P33" style:family="paragraph" style:parent-style-name="Dado_20_campo">
      <style:paragraph-properties fo:text-align="end" style:justify-single-word="false"/>
      <style:text-properties officeooo:paragraph-rsid="009d1037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2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1" style:family="paragraph" style:parent-style-name="Standard">
      <style:text-properties officeooo:paragraph-rsid="00a4854c"/>
    </style:style>
    <style:style style:name="P62" style:family="paragraph" style:parent-style-name="Standard">
      <style:text-properties style:font-name="DejaVu Sans2" officeooo:paragraph-rsid="00a4854c"/>
    </style:style>
    <style:style style:name="P63" style:family="paragraph" style:parent-style-name="Standard">
      <style:text-properties officeooo:paragraph-rsid="00ac32b6"/>
    </style:style>
    <style:style style:name="P64" style:family="paragraph" style:parent-style-name="Standard">
      <style:text-properties officeooo:paragraph-rsid="00907665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9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2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6" style:family="paragraph" style:parent-style-name="Dado_20_produto_20_centralizado">
      <style:text-properties officeooo:paragraph-rsid="008a19b9"/>
    </style:style>
    <style:style style:name="P127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8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9" style:family="paragraph" style:parent-style-name="Dado_20_produto_20_centralizado">
      <style:text-properties style:font-name="DejaVu Sans2" officeooo:paragraph-rsid="00a4854c"/>
    </style:style>
    <style:style style:name="P130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1" style:family="paragraph" style:parent-style-name="Descritivo_20_DANFE_20_geral">
      <style:text-properties officeooo:paragraph-rsid="008a19b9"/>
    </style:style>
    <style:style style:name="P132" style:family="paragraph" style:parent-style-name="Dado_20_chave">
      <style:text-properties officeooo:paragraph-rsid="008a19b9"/>
    </style:style>
    <style:style style:name="P133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34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35" style:family="paragraph" style:parent-style-name="Dado_20_variável">
      <style:text-properties fo:font-size="8pt" officeooo:paragraph-rsid="008a19b9" style:font-size-asian="8pt" style:font-size-complex="8pt"/>
    </style:style>
    <style:style style:name="P136" style:family="paragraph" style:parent-style-name="Dado_20_variável">
      <style:text-properties officeooo:paragraph-rsid="008a19b9"/>
    </style:style>
    <style:style style:name="P137" style:family="paragraph" style:parent-style-name="Dado_20_variável">
      <style:text-properties officeooo:paragraph-rsid="00bf3262"/>
    </style:style>
    <style:style style:name="P138" style:family="paragraph" style:parent-style-name="Emitente_20_nome">
      <style:text-properties officeooo:paragraph-rsid="008a19b9"/>
    </style:style>
    <style:style style:name="P139" style:family="paragraph" style:parent-style-name="Frame_20_contents">
      <style:paragraph-properties fo:text-align="center" style:justify-single-word="false"/>
    </style:style>
    <style:style style:name="P140" style:family="paragraph" style:parent-style-name="Frame_20_contents">
      <style:paragraph-properties fo:text-align="start" style:justify-single-word="false"/>
    </style:style>
    <style:style style:name="P141" style:family="paragraph" style:parent-style-name="Descritivo_20_DANFE">
      <style:text-properties officeooo:paragraph-rsid="008a19b9"/>
    </style:style>
    <style:style style:name="P142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3" style:family="paragraph" style:parent-style-name="Dado_20_produto_20_numérico">
      <style:text-properties officeooo:paragraph-rsid="00a6ce89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8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9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50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51" style:family="paragraph" style:parent-style-name="Dado_20_produto_20_numérico">
      <style:text-properties style:font-name="DejaVu Sans2" officeooo:paragraph-rsid="00a6ce89"/>
    </style:style>
    <style:style style:name="P152" style:family="paragraph" style:parent-style-name="Dado_20_produto_20_numérico">
      <style:text-properties style:font-name="DejaVu Sans2" officeooo:paragraph-rsid="00a4854c"/>
    </style:style>
    <style:style style:name="P153" style:family="paragraph" style:parent-style-name="Standard">
      <style:paragraph-properties fo:break-before="auto" fo:break-after="auto"/>
      <style:text-properties officeooo:paragraph-rsid="00ac32b6"/>
    </style:style>
    <style:style style:name="P154" style:family="paragraph" style:parent-style-name="Footer">
      <style:text-properties officeooo:paragraph-rsid="00ac32b6"/>
    </style:style>
    <style:style style:name="P155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rsid="00e085ec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7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9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0" style:family="text">
      <style:text-properties fo:color="#ce181e" loext:opacity="100%" fo:font-weight="bold" style:font-weight-asian="bold" style:font-weight-complex="bold"/>
    </style:style>
    <style:style style:name="T11" style:family="text">
      <style:text-properties officeooo:rsid="0095f306"/>
    </style:style>
    <style:style style:name="T12" style:family="text">
      <style:text-properties officeooo:rsid="009a485b"/>
    </style:style>
    <style:style style:name="T13" style:family="text">
      <style:text-properties officeooo:rsid="009d1037"/>
    </style:style>
    <style:style style:name="T14" style:family="text">
      <style:text-properties officeooo:rsid="00511f41"/>
    </style:style>
    <style:style style:name="T15" style:family="text">
      <style:text-properties style:font-name="DejaVu Sans" fo:text-shadow="none" style:font-size-asian="10.5pt" style:font-relief="none"/>
    </style:style>
    <style:style style:name="T16" style:family="text">
      <style:text-properties style:font-name="DejaVu Sans" fo:text-shadow="none" officeooo:rsid="00511f41" style:font-size-asian="10.5pt" style:font-relief="none"/>
    </style:style>
    <style:style style:name="T17" style:family="text">
      <style:text-properties officeooo:rsid="00a4854c"/>
    </style:style>
    <style:style style:name="T18" style:family="text">
      <style:text-properties style:font-name="DejaVu Sans2"/>
    </style:style>
    <style:style style:name="T19" style:family="text">
      <style:text-properties officeooo:rsid="00aa5443"/>
    </style:style>
    <style:style style:name="T20" style:family="text">
      <style:text-properties officeooo:rsid="00b44287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d9b0cd"/>
    </style:style>
    <style:style style:name="T24" style:family="text">
      <style:text-properties officeooo:rsid="00da35ce"/>
    </style:style>
    <style:style style:name="T25" style:family="text">
      <style:text-properties officeooo:rsid="00eaf7cf"/>
    </style:style>
    <style:style style:name="T26" style:family="text">
      <style:text-properties officeooo:rsid="00edb22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opacity="100%" fo:padding="0.049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6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6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3">
          <table:table-cell table:style-name="Tabela2.A3" office:value-type="string">
            <text:p text:style-name="P16">Data de Recebimento</text:p>
            <text:p text:style-name="P35"/>
          </table:table-cell>
          <table:table-cell table:style-name="Tabela2.B3" table:number-columns-spanned="4" office:value-type="string">
            <text:p text:style-name="P16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4" table:number-columns-spanned="6" office:value-type="string">
            <text:p text:style-name="P5"><draw:line text:anchor-type="paragraph" draw:z-index="0" draw:name="Forma1" draw:style-name="gr1" draw:text-style-name="P155" svg:x1="-0.001cm" svg:y1="0.2cm" svg:x2="19.398cm" svg:y2="0.2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28190351648"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28190352512">
          <table:table-cell table:style-name="Tabela2.A5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28190353008">
          <table:table-cell table:style-name="Tabela2.A5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41"><draw:frame draw:style-name="fr1" draw:name="Quadro1" text:anchor-type="paragraph" svg:x="2.2cm" svg:y="1.6cm" svg:width="0.815cm" svg:height="0.794cm" draw:z-index="1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</text:p>
            <text:p text:style-name="P131">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7"><draw:frame draw:style-name="fr4" draw:name="py3o.image(danfe.object_xml.NFe.chave_imagem, 'png', isb64=True, dummy=1)" text:anchor-type="paragraph" svg:width="6.001cm" svg:height="0.801cm" draw:z-index="9"><draw:text-box><text:h text:style-name="Heading_20_2" text:outline-level="2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8">Chave de acesso</text:p>
            <text:p text:style-name="P18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133">Impresso para simples conferência</text:p>
            <text:p text:style-name="P133">Informações não transmitidas a nenhuma<text:line-break/>SEFAZ autorizadora</text:p>
            <text:p text:style-name="P134">SEM VALOR FISCAL</text:p>
          </table:table-cell>
          <table:covered-table-cell/>
        </table:table-row>
        <table:table-row table:style-name="Tabela2.11">
          <table:table-cell table:style-name="Tabela2.A8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28190366352">
          <table:table-cell table:style-name="Tabela2.A5" table:number-columns-spanned="6" office:value-type="string">
            <text:p text:style-name="P8"><text:a xlink:type="simple" xlink:href="py3o://if=%22not%20danfe.logo%20and%20danfe.object_xml.protNFe.infProt.nProt.text%20and%20danfe.object_xml.protNFe.infProt.cStat%20not%20in%20('110',%20'301',%20'302')%22" text:style-name="Internet_20_link" text:visited-style-name="Visited_20_Internet_20_Link"><text:span text:style-name="T23">if="not danfe.logo and 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41"><draw:frame draw:style-name="fr1" draw:name="Quadro4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 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7"><draw:frame draw:style-name="fr6" draw:name="py3o.image(danfe.object_xml.NFe.chave_imagem, 'png', isb64=True, dummy=2)" text:anchor-type="paragraph" svg:width="6.001cm" svg:height="0.801cm" draw:z-index="5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8">Chave de acesso</text:p>
            <text:p text:style-name="P18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136">Consulta de autenticidade no portal nacional da NF-e</text:p>
            <text:p text:style-name="P136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8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28190376192">
          <table:table-cell table:style-name="Tabela2.A5" table:number-columns-spanned="6" office:value-type="string">
            <text:p text:style-name="P103"><text:a xlink:type="simple" xlink:href="py3o://if=%22not%20danfe.logo%20and%20danfe.object_xml.protNFe.infProt.nProt.text%20and%20danfe.object_xml.protNFe.infProt.cStat%20in%20('110',%20'301',%20'302')%22" text:style-name="Internet_20_link" text:visited-style-name="Visited_20_Internet_20_Link"><text:span text:style-name="T24">if="not danfe.logo and 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2"><text:user-field-get text:name="py3o.danfe.object_xml.NFe.infNFe.emit.xNome">danfe.object_xml.NFe.infNFe.emit.xNome</text:user-field-get></text:p>
            <text:p text:style-name="P123"><text:line-break/><text:user-field-get text:name="py3o.danfe.object_xml.NFe.endereco_emitente_formatado_linha_1">danfe.object_xml.NFe.endereco_emitente_formatado_linha_1</text:user-field-get></text:p>
            <text:p text:style-name="P123"><text:user-field-get text:name="py3o.danfe.object_xml.NFe.endereco_emitente_formatado_linha_2">danfe.object_xml.NFe.endereco_emitente_formatado_linha_2</text:user-field-get></text:p>
            <text:p text:style-name="P123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10"><draw:frame draw:style-name="fr1" draw:name="Quadro5" text:anchor-type="paragraph" svg:x="2.2cm" svg:y="1.6cm" svg:width="0.815cm" svg:height="0.794cm" draw:z-index="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95"><draw:frame draw:style-name="fr4" draw:name="Quadro17" text:anchor-type="paragraph" svg:width="6.001cm" svg:height="0.801cm" draw:z-index="1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7">Chave de acesso</text:p>
            <text:p text:style-name="P107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84">A circulação da mercadoria foi <text:span text:style-name="T10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8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7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7">Protocolo de denegação</text:p>
            <text:p text:style-name="P104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E12" table:number-columns-spanned="6" office:value-type="string">
            <text:p text:style-name="P9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7">Inscrição estadual</text:p>
            <text:p text:style-name="P11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7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7">CNPJ</text:p>
            <text:p text:style-name="P11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L"/>
        <table:table-column table:style-name="Tabela4.V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F"/>
        <table:table-column table:style-name="Tabela4.k"/>
        <table:table-column table:style-name="Tabela4.l"/>
        <table:table-column table:style-name="Tabela4.m"/>
        <table:table-column table:style-name="Tabela4.n"/>
        <table:table-row table:style-name="Tabela4.1">
          <table:table-cell table:style-name="Tabela4.A1" table:number-columns-spanned="40" office:value-type="string">
            <text:p text:style-name="P101"><text:a xlink:type="simple" xlink:href="py3o://if=%22danfe.logo%22" text:style-name="Internet_20_link" text:visited-style-name="Visited_20_Internet_20_Link"><text:span text:style-name="T5">if="danfe.log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1"><text:a xlink:type="simple" xlink:href="py3o://if=%22not%20danfe.object_xml.protNFe.infProt.nProt%22" text:style-name="Internet_20_link" text:visited-style-name="Visited_20_Internet_20_Link"><text:span text:style-name="T25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><draw:frame draw:style-name="fr5" draw:name="py3o.image(danfe.logo, 'png', isb64=True,dummy=1)" text:anchor-type="char" svg:x="0.155cm" svg:y="0.411cm" svg:width="2.281cm" svg:height="2.589cm" draw:z-index="4"><draw:text-box><text:p text:style-name="P140"/></draw:text-box></draw:frame><text:soft-page-break/></text:p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text:soft-page-break/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3" text:anchor-type="paragraph" svg:x="2.2cm" svg:y="1.6cm" svg:width="0.815cm" svg:height="0.794cm" draw:z-index="8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<text:soft-page-break/>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py3o.image(danfe.object_xml.NFe.chave_imagem, 'png', isb64=True, dummy=4)" text:anchor-type="paragraph" svg:width="6.001cm" svg:height="0.801cm" draw:z-index="12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2" table:number-columns-spanned="40" office:value-type="string">
            <text:p text:style-name="P101"><text:a xlink:type="simple" xlink:href="py3o://if=%22danfe.logo%20and%20danfe.object_xml.protNFe.infProt.nProt.text%20and%20danfe.object_xml.protNFe.infProt.cStat%20not%20in%20('110',%20'301',%20'302')%22" text:style-name="Internet_20_link" text:visited-style-name="Visited_20_Internet_20_Link"><text:span text:style-name="T26">if="danfe.logo and 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><draw:frame draw:style-name="fr2" draw:name="Quadro2" text:anchor-type="char" svg:width="3.799cm" svg:height="3.2cm" draw:z-index="14"><draw:text-box><text:p text:style-name="P140"/></draw:text-box></draw:frame></text:p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Quadro11" text:anchor-type="paragraph" svg:width="6.001cm" svg:height="0.801cm" draw:z-index="18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3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2" table:number-columns-spanned="40" office:value-type="string">
            <text:p text:style-name="P101"><text:a xlink:type="simple" xlink:href="py3o://if=%22not%20danfe.logo%20and%20danfe.object_xml.protNFe.infProt.nProt.text%20and%20danfe.object_xml.protNFe.infProt.cStat%20in%20('110',%20'301',%20'302')%22" text:style-name="Internet_20_link" text:visited-style-name="Visited_20_Internet_20_Link"><text:span text:style-name="T26">if="not danfe.logo and 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><draw:frame draw:style-name="fr2" draw:name="Quadro8" text:anchor-type="char" svg:width="3.799cm" svg:height="3.2cm" draw:z-index="20"><draw:text-box><text:p text:style-name="P140"/></draw:text-box></draw:frame></text:p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9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Quadro7" text:anchor-type="paragraph" svg:width="6.001cm" svg:height="0.801cm" draw:z-index="23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91">A circulação da mercadoria foi <text:span text:style-name="T10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3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8">Inscrição estadual</text:p>
            <text:p text:style-name="P118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5" office:value-type="string">
            <text:p text:style-name="P108">Inscrição estadual do substituto tributário</text:p>
            <text:p text:style-name="P118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table-cell table:style-name="Tabela4.H23" table:number-columns-spanned="33" office:value-type="string">
            <text:p text:style-name="P108">CNPJ</text:p>
            <text:p text:style-name="P11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20560">
          <table:table-cell table:style-name="Tabela4.A25" table:number-columns-spanned="40" office:value-type="string">
            <text:p text:style-name="P102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21664">
          <table:table-cell table:style-name="Tabela4.A40" table:number-columns-spanned="40" office:value-type="string">
            <text:p text:style-name="P102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1" office:value-type="string">
            <text:p text:style-name="P94"><draw:frame draw:style-name="fr2" draw:name="Quadro19" text:anchor-type="char" svg:width="3.799cm" svg:height="3.2cm" draw:z-index="24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2"><draw:frame draw:style-name="fr1" draw:name="Quadro10" text:anchor-type="paragraph" svg:x="2.2cm" svg:y="1.6cm" svg:width="0.815cm" svg:height="0.794cm" draw:z-index="2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27" table:number-columns-spanned="20" office:value-type="string">
            <text:p text:style-name="P97"><draw:frame draw:style-name="fr4" draw:name="py3o.image(danfe.object_xml.NFe.chave_imagem, 'png', isb64=True, dummy=7)" text:anchor-type="paragraph" svg:width="6.001cm" svg:height="0.801cm" draw:z-index="19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28" table:number-columns-spanned="20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0" table:number-rows-spanned="2" table:number-columns-spanned="20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36384">
          <table:table-cell table:style-name="Tabela4.A40" table:number-columns-spanned="40" office:value-type="string">
            <text:p text:style-name="P102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1" office:value-type="string">
            <text:p text:style-name="P94"><draw:frame draw:style-name="fr2" draw:name="Quadro12" text:anchor-type="char" svg:width="7.8cm" svg:height="3.2cm" draw:z-index="17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2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4" table:number-columns-spanned="20" office:value-type="string">
            <text:p text:style-name="P97"><draw:frame draw:style-name="fr4" draw:name="Quadro18" text:anchor-type="paragraph" svg:width="6.001cm" svg:height="0.801cm" draw:z-index="13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5" table:number-columns-spanned="20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7" table:number-rows-spanned="2" table:number-columns-spanned="20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draw:frame draw:style-name="fr3" draw:name="Quadro14" text:anchor-type="paragraph" svg:x="12.201cm" svg:y="1.288cm" svg:width="6.001cm" svg:height="0.801cm" draw:z-index="10"><draw:text-box><text:p text:style-name="P139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47184">
          <table:table-cell table:style-name="Tabela4.A40" table:number-columns-spanned="40" office:value-type="string">
            <text:p text:style-name="P102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1" office:value-type="string">
            <text:p text:style-name="P94"><draw:frame draw:style-name="fr2" draw:name="Quadro15" text:anchor-type="char" svg:width="7.8cm" svg:height="3.2cm" draw:z-index="6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2"><draw:frame draw:style-name="fr1" draw:name="Quadro16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1" table:number-columns-spanned="20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2" table:number-columns-spanned="20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4" table:number-rows-spanned="2" table:number-columns-spanned="20" office:value-type="string">
            <text:p text:style-name="P91">A circulação da mercadoria foi <text:span text:style-name="T10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09">Inscrição estadual</text:p>
            <text:p text:style-name="P119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5" office:value-type="string">
            <text:p text:style-name="P109">Inscrição estadual do substituto tributário</text:p>
            <text:p text:style-name="P11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table-cell table:style-name="Tabela4.H47" table:number-columns-spanned="33" office:value-type="string">
            <text:p text:style-name="P109">CNPJ</text:p>
            <text:p text:style-name="P115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0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1" office:value-type="string">
            <text:p text:style-name="P19">Razão Social/Nome</text:p>
            <text:p text:style-name="P42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50" table:number-columns-spanned="15" office:value-type="string">
            <text:p text:style-name="P19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0" table:number-columns-spanned="4" office:value-type="string">
            <text:p text:style-name="P19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1" office:value-type="string">
            <text:p text:style-name="P19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51" table:number-columns-spanned="10" office:value-type="string">
            <text:p text:style-name="P19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51" table:number-columns-spanned="5" office:value-type="string">
            <text:p text:style-name="P19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table-cell table:style-name="Tabela4.k51" table:number-columns-spanned="4" office:value-type="string">
            <text:p text:style-name="P19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7" office:value-type="string">
            <text:p text:style-name="P19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52" table:number-columns-spanned="7" office:value-type="string">
            <text:p text:style-name="P19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52" table:number-columns-spanned="3" office:value-type="string">
            <text:p text:style-name="P19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b52" table:number-columns-spanned="9" office:value-type="string">
            <text:p text:style-name="P19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2" table:number-columns-spanned="4" office:value-type="string">
            <text:p text:style-name="P19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U31" table:number-columns-spanned="40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7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3" office:value-type="string">
            <text:p text:style-name="P19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table-cell table:style-name="Tabela4.D55" table:number-columns-spanned="37" office:value-type="string">
            <text:p text:style-name="P19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78784">
          <table:table-cell table:style-name="Tabela4.A56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6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3" office:value-type="string">
            <text:p text:style-name="P19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table-cell table:style-name="Tabela4.D59" table:number-columns-spanned="37" office:value-type="string">
            <text:p text:style-name="P19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383488">
          <table:table-cell table:style-name="Tabela4.A60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U31" table:number-columns-spanned="40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1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U31" table:number-columns-spanned="40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9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U31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U31" table:number-columns-spanned="40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0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U31" table:number-columns-spanned="40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9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U31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9">
          <table:table-cell table:style-name="Tabela4.U31" table:number-columns-spanned="40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2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U31" table:number-columns-spanned="40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U31" table:number-columns-spanned="40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2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31" table:number-columns-spanned="2" office:value-type="string">
            <text:p text:style-name="P21">Número</text:p>
            <text:p text:style-name="P46"><text:user-field-get text:name="py3o.dup.nDup">dup.nDup</text:user-field-get></text:p>
          </table:table-cell>
          <table:covered-table-cell/>
          <table:table-cell table:style-name="Tabela4.A31" table:number-columns-spanned="5" office:value-type="string">
            <text:p text:style-name="P21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table-cell table:style-name="Tabela4.U31" table:number-columns-spanned="33" office:value-type="string">
            <text:p text:style-name="P20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U31" table:number-columns-spanned="40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U31" table:number-columns-spanned="40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23">Base de cálculo do ICMS</text:p>
            <text:p text:style-name="P32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covered-table-cell/>
          <table:table-cell table:style-name="Tabela4.A31" table:number-columns-spanned="4" office:value-type="string">
            <text:p text:style-name="P23">Valor do ICMS</text:p>
            <text:p text:style-name="P32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table-cell table:style-name="Tabela4.A31" table:number-columns-spanned="7" office:value-type="string">
            <text:p text:style-name="P23">Base de cálculo do ICMS ST</text:p>
            <text:p text:style-name="P32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3">Valor do ICMS ST</text:p>
            <text:p text:style-name="P32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16" office:value-type="string">
            <text:p text:style-name="P23">Valor total dos produtos</text:p>
            <text:p text:style-name="P32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31" table:number-columns-spanned="4" office:value-type="string">
            <text:p text:style-name="P23">Valor do frete</text:p>
            <text:p text:style-name="P32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covered-table-cell/>
          <table:table-cell table:style-name="Tabela4.A31" table:number-columns-spanned="4" office:value-type="string">
            <text:p text:style-name="P23">Valor do seguro</text:p>
            <text:p text:style-name="P32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table-cell table:style-name="Tabela4.A31" table:number-columns-spanned="7" office:value-type="string">
            <text:p text:style-name="P23">Desconto</text:p>
            <text:p text:style-name="P32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3">Outras despesas acessórias</text:p>
            <text:p text:style-name="P32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7" office:value-type="string">
            <text:p text:style-name="P23">Valor do IPI</text:p>
            <text:p text:style-name="P32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77" table:number-columns-spanned="9" office:value-type="string">
            <text:p text:style-name="P22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U31" table:number-columns-spanned="40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8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6" office:value-type="string">
            <text:p text:style-name="P25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Q80" table:number-columns-spanned="6" office:value-type="string">
            <text:p text:style-name="P25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80" table:number-columns-spanned="4" office:value-type="string">
            <text:p text:style-name="P25">Código ANTT</text:p>
            <text:p text:style-name="P48"/>
          </table:table-cell>
          <table:covered-table-cell/>
          <table:covered-table-cell/>
          <table:covered-table-cell/>
          <table:table-cell table:style-name="Tabela4.a80" table:number-columns-spanned="4" office:value-type="string">
            <text:p text:style-name="P25">Placa do veículo</text:p>
            <text:p text:style-name="P48"/>
          </table:table-cell>
          <table:covered-table-cell/>
          <table:covered-table-cell/>
          <table:covered-table-cell/>
          <table:table-cell table:style-name="Tabela4.e80" table:number-columns-spanned="3" office:value-type="string">
            <text:p text:style-name="P25">UF</text:p>
            <text:p text:style-name="P48"/>
          </table:table-cell>
          <table:covered-table-cell/>
          <table:covered-table-cell/>
          <table:table-cell table:style-name="Tabela4.h80" table:number-columns-spanned="7" office:value-type="string">
            <text:p text:style-name="P25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6" office:value-type="string">
            <text:p text:style-name="P25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Q81" table:number-columns-spanned="14" office:value-type="string">
            <text:p text:style-name="P25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81" table:number-columns-spanned="3" office:value-type="string">
            <text:p text:style-name="P25">UF</text:p>
            <text:p text:style-name="P48"/>
          </table:table-cell>
          <table:covered-table-cell/>
          <table:covered-table-cell/>
          <table:table-cell table:style-name="Tabela4.h81" table:number-columns-spanned="7" office:value-type="string">
            <text:p text:style-name="P25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0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U31" table:number-columns-spanned="40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8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3" office:value-type="string">
            <text:p text:style-name="P24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5" table:number-columns-spanned="8" office:value-type="string">
            <text:p text:style-name="P24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85" table:number-columns-spanned="3" office:value-type="string">
            <text:p text:style-name="P24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Y85" table:number-columns-spanned="5" office:value-type="string">
            <text:p text:style-name="P24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d85" table:number-columns-spanned="2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table-cell table:style-name="Tabela4.f85" table:number-columns-spanned="9" office:value-type="string">
            <text:p text:style-name="P24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3" office:value-type="string">
            <text:p text:style-name="P24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6" table:number-columns-spanned="16" office:value-type="string">
            <text:p text:style-name="P24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d86" table:number-columns-spanned="2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table-cell table:style-name="Tabela4.f86" table:number-columns-spanned="9" office:value-type="string">
            <text:p text:style-name="P24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U31" table:number-columns-spanned="40" office:value-type="string">
            <text:p text:style-name="P1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U31" table:number-columns-spanned="40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3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5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4.A31" table:number-columns-spanned="4" office:value-type="string">
            <text:p text:style-name="P24">Espécie</text:p>
            <text:p text:style-name="P47"/>
          </table:table-cell>
          <table:covered-table-cell/>
          <table:covered-table-cell/>
          <table:covered-table-cell/>
          <table:table-cell table:style-name="Tabela4.A31" table:number-columns-spanned="9" office:value-type="string">
            <text:p text:style-name="P24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24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3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3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5" office:value-type="string">
            <text:p text:style-name="P24">Quantidade</text:p>
            <text:p text:style-name="P33"><text:user-field-get text:name="py3o.vol.qVol">vol.qVol</text:user-field-get></text:p>
          </table:table-cell>
          <table:covered-table-cell/>
          <table:covered-table-cell/>
          <table:covered-table-cell/>
          <table:covered-table-cell/>
          <table:table-cell table:style-name="Tabela4.A31" table:number-columns-spanned="4" office:value-type="string">
            <text:p text:style-name="P24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table-cell table:style-name="Tabela4.A31" table:number-columns-spanned="9" office:value-type="string">
            <text:p text:style-name="P24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24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24">Peso bruto</text:p>
            <text:p text:style-name="P33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6" office:value-type="string">
            <text:p text:style-name="P24">Peso líquido</text:p>
            <text:p text:style-name="P33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26">Código do produto</text:p>
          </table:table-cell>
          <table:table-cell table:style-name="Tabela4.B98" table:number-rows-spanned="2" table:number-columns-spanned="9" office:value-type="string">
            <text:p text:style-name="P26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98" table:number-rows-spanned="2" table:number-columns-spanned="2" office:value-type="string">
            <text:p text:style-name="P26">NCM/SH</text:p>
          </table:table-cell>
          <table:covered-table-cell/>
          <table:table-cell table:style-name="Tabela4.M98" table:number-rows-spanned="2" table:number-columns-spanned="2" office:value-type="string">
            <text:p text:style-name="P27"><text:user-field-get text:name="py3o.danfe.object_xml.NFe.cst_descricao">danfe.object_xml.NFe.cst_descricao</text:user-field-get></text:p>
          </table:table-cell>
          <table:covered-table-cell/>
          <table:table-cell table:style-name="Tabela4.O98" table:number-rows-spanned="2" table:number-columns-spanned="2" office:value-type="string">
            <text:p text:style-name="P26">CFOP</text:p>
          </table:table-cell>
          <table:covered-table-cell/>
          <table:table-cell table:style-name="Tabela4.Q98" table:number-rows-spanned="2" table:number-columns-spanned="3" office:value-type="string">
            <text:p text:style-name="P26">Quantidade</text:p>
            <text:p text:style-name="P26">Unidade</text:p>
          </table:table-cell>
          <table:covered-table-cell/>
          <table:covered-table-cell/>
          <table:table-cell table:style-name="Tabela4.T98" table:number-rows-spanned="2" table:number-columns-spanned="4" office:value-type="string">
            <text:p text:style-name="P26">Valor unitário</text:p>
          </table:table-cell>
          <table:covered-table-cell/>
          <table:covered-table-cell/>
          <table:covered-table-cell/>
          <table:table-cell table:style-name="Tabela4.X98" table:number-rows-spanned="2" table:number-columns-spanned="5" office:value-type="string">
            <text:p text:style-name="P26">Valor total</text:p>
          </table:table-cell>
          <table:covered-table-cell/>
          <table:covered-table-cell/>
          <table:covered-table-cell/>
          <table:covered-table-cell/>
          <table:table-cell table:style-name="Tabela4.c98" table:number-rows-spanned="2" table:number-columns-spanned="4" office:value-type="string">
            <text:p text:style-name="P26">Base de cálculo do ICMS</text:p>
          </table:table-cell>
          <table:covered-table-cell/>
          <table:covered-table-cell/>
          <table:covered-table-cell/>
          <table:table-cell table:style-name="Tabela4.g98" table:number-rows-spanned="2" table:number-columns-spanned="3" office:value-type="string">
            <text:p text:style-name="P26">Valor do ICMS</text:p>
          </table:table-cell>
          <table:covered-table-cell/>
          <table:covered-table-cell/>
          <table:table-cell table:style-name="Tabela4.j98" table:number-rows-spanned="2" table:number-columns-spanned="3" office:value-type="string">
            <text:p text:style-name="P26">Valor do IPI</text:p>
          </table:table-cell>
          <table:covered-table-cell/>
          <table:covered-table-cell/>
          <table:table-cell table:style-name="Tabela4.m97" table:number-columns-spanned="2" office:value-type="string">
            <text:p text:style-name="P26">Alíquotas</text:p>
          </table:table-cell>
          <table:covered-table-cell/>
        </table:table-row>
        <table:table-row table:style-name="TableLine941281914546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98" office:value-type="string">
            <text:p text:style-name="P26">ICMS</text:p>
          </table:table-cell>
          <table:table-cell table:style-name="Tabela4.n98" office:value-type="string">
            <text:p text:style-name="P26">IPI</text:p>
          </table:table-cell>
        </table:table-row>
        <table:table-row table:style-name="TableLine94128191463904">
          <table:table-cell table:style-name="Tabela4.A104" table:number-columns-spanned="40" office:value-type="string">
            <text:p text:style-name="P61"><text:a xlink:type="simple" xlink:href="py3o://for=%22det%20in%20danfe.object_xml.NFe.infNFe.det%22" text:style-name="Internet_20_link" text:visited-style-name="Visited_20_Internet_20_Link"><text:span text:style-name="T17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465280">
          <table:table-cell table:style-name="Tabela4.A104" table:number-columns-spanned="40" office:value-type="string">
            <text:p text:style-name="P61"><text:a xlink:type="simple" xlink:href="py3o://if=%22det.numero_item%20%25%202%20!=%200%22" text:style-name="Internet_20_link" text:visited-style-name="Visited_20_Internet_20_Link"><text:span text:style-name="T19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58"><text:user-field-get text:name="py3o.det.prod.cProd">det.prod.cProd</text:user-field-get></text:p>
          </table:table-cell>
          <table:table-cell table:style-name="Tabela4.B101" table:number-columns-spanned="9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1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M101" table:number-columns-spanned="2" office:value-type="string">
            <text:p text:style-name="P129"><text:user-field-get text:name="py3o.det.cst_formatado">det.cst_formatado</text:user-field-get></text:p>
          </table:table-cell>
          <table:covered-table-cell/>
          <table:table-cell table:style-name="Tabela4.O101" table:number-columns-spanned="2" office:value-type="string">
            <text:p text:style-name="P129"><text:user-field-get text:name="py3o.det.prod.CFOP">det.prod.CFOP</text:user-field-get></text:p>
          </table:table-cell>
          <table:covered-table-cell/>
          <table:table-cell table:style-name="Tabela4.Q101" table:number-columns-spanned="3" office:value-type="string">
            <text:p text:style-name="P15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T101" table:number-columns-spanned="4" office:value-type="string">
            <text:p text:style-name="P152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ela4.X101" table:number-columns-spanned="5" office:value-type="string">
            <text:p text:style-name="P15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c101" table:number-columns-spanned="4" office:value-type="string">
            <text:p text:style-name="P147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g101" table:number-columns-spanned="3" office:value-type="string">
            <text:p text:style-name="P149"><text:user-field-get text:name="py3o.det.valor_icms">det.valor_icms</text:user-field-get></text:p>
          </table:table-cell>
          <table:covered-table-cell/>
          <table:covered-table-cell/>
          <table:table-cell table:style-name="Tabela4.j101" table:number-columns-spanned="3" office:value-type="string">
            <text:p text:style-name="P15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m101" office:value-type="string">
            <text:p text:style-name="P150"><text:user-field-get text:name="py3o.det.aliquota_icms">det.aliquota_icms</text:user-field-get></text:p>
          </table:table-cell>
          <table:table-cell table:style-name="Tabela4.n101" office:value-type="string">
            <text:p text:style-name="P152"><text:user-field-get text:name="py3o.det.imposto.IPI.IPITrib.pIPI">det.imposto.IPI.IPITrib.pIPI</text:user-field-get></text:p>
          </table:table-cell>
        </table:table-row>
        <table:table-row table:style-name="TableLine94128191477312">
          <table:table-cell table:style-name="Tabela4.A104" table:number-columns-spanned="40" office:value-type="string">
            <text:p text:style-name="P61"><text:a xlink:type="simple" xlink:href="py3o://if=%22hasattr(det,'infAdProd')%22" text:style-name="Internet_20_link" text:visited-style-name="Visited_20_Internet_20_Link"><text:span text:style-name="T14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62"/>
          </table:table-cell>
          <table:table-cell table:style-name="Tabela4.A31" table:number-columns-spanned="9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3" table:number-columns-spanned="2" office:value-type="string">
            <text:p text:style-name="P62"/>
          </table:table-cell>
          <table:covered-table-cell/>
          <table:table-cell table:style-name="Tabela4.M103" table:number-columns-spanned="2" office:value-type="string">
            <text:p text:style-name="P62"/>
          </table:table-cell>
          <table:covered-table-cell/>
          <table:table-cell table:style-name="Tabela4.O103" table:number-columns-spanned="2" office:value-type="string">
            <text:p text:style-name="P62"/>
          </table:table-cell>
          <table:covered-table-cell/>
          <table:table-cell table:style-name="Tabela4.Q103" table:number-columns-spanned="3" office:value-type="string">
            <text:p text:style-name="P62"/>
          </table:table-cell>
          <table:covered-table-cell/>
          <table:covered-table-cell/>
          <table:table-cell table:style-name="Tabela4.T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4.X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4.c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4.g103" table:number-columns-spanned="3" office:value-type="string">
            <text:p text:style-name="P62"/>
          </table:table-cell>
          <table:covered-table-cell/>
          <table:covered-table-cell/>
          <table:table-cell table:style-name="Tabela4.j103" table:number-columns-spanned="3" office:value-type="string">
            <text:p text:style-name="P62"/>
          </table:table-cell>
          <table:covered-table-cell/>
          <table:covered-table-cell/>
          <table:table-cell table:style-name="Tabela4.m103" office:value-type="string">
            <text:p text:style-name="P29"/>
          </table:table-cell>
          <table:table-cell table:style-name="Tabela4.n103" office:value-type="string">
            <text:p text:style-name="P29"/>
          </table:table-cell>
        </table:table-row>
        <table:table-row table:style-name="TableLine94128191489584">
          <table:table-cell table:style-name="Tabela4.A104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490400">
          <table:table-cell table:style-name="Tabela4.A105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491664">
          <table:table-cell table:style-name="Tabela4.A106" table:number-columns-spanned="40" office:value-type="string">
            <text:p text:style-name="P61"><text:a xlink:type="simple" xlink:href="py3o://if=%22det.numero_item%20%25%202%20==%200%22" text:style-name="Internet_20_link" text:visited-style-name="Visited_20_Internet_20_Link"><text:span text:style-name="T19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56"><text:user-field-get text:name="py3o.det.prod.cProd">det.prod.cProd</text:user-field-get></text:p>
          </table:table-cell>
          <table:table-cell table:style-name="Tabela4.A107" table:number-columns-spanned="9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7" table:number-columns-spanned="2" office:value-type="string">
            <text:p text:style-name="P127"><text:user-field-get text:name="py3o.det.prod.NCM">det.prod.NCM</text:user-field-get></text:p>
          </table:table-cell>
          <table:covered-table-cell/>
          <table:table-cell table:style-name="Tabela4.A107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A107" table:number-columns-spanned="2" office:value-type="string">
            <text:p text:style-name="P127"><text:user-field-get text:name="py3o.det.prod.CFOP">det.prod.CFOP</text:user-field-get></text:p>
          </table:table-cell>
          <table:covered-table-cell/>
          <table:table-cell table:style-name="Tabela4.A107" table:number-columns-spanned="3" office:value-type="string">
            <text:p text:style-name="P143"><text:span text:style-name="T18"><text:user-field-get text:name="py3o.det.prod.qCom">det.prod.qCom</text:user-field-get></text:span><text:span text:style-name="T18"><text:s/></text:span><text:span text:style-name="T9"><text:user-field-get text:name="py3o.det.prod.uCom">det.prod.uCom</text:user-field-get></text:span></text:p>
          </table:table-cell>
          <table:covered-table-cell/>
          <table:covered-table-cell/>
          <table:table-cell table:style-name="Tabela4.A107" table:number-columns-spanned="4" office:value-type="string">
            <text:p text:style-name="P144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ela4.A107" table:number-columns-spanned="5" office:value-type="string">
            <text:p text:style-name="P144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A107" table:number-columns-spanned="4" office:value-type="string">
            <text:p text:style-name="P146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A107" table:number-columns-spanned="3" office:value-type="string">
            <text:p text:style-name="P148"><text:user-field-get text:name="py3o.det.valor_icms">det.valor_icms</text:user-field-get></text:p>
          </table:table-cell>
          <table:covered-table-cell/>
          <table:covered-table-cell/>
          <table:table-cell table:style-name="Tabela4.A107" table:number-columns-spanned="3" office:value-type="string">
            <text:p text:style-name="P145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A107" office:value-type="string">
            <text:p text:style-name="P148"><text:user-field-get text:name="py3o.det.aliquota_icms">det.aliquota_icms</text:user-field-get></text:p>
          </table:table-cell>
          <table:table-cell table:style-name="Tabela4.f77" office:value-type="string">
            <text:p text:style-name="P145"><text:user-field-get text:name="py3o.det.imposto.IPI.IPITrib.pIPI">det.imposto.IPI.IPITrib.pIPI</text:user-field-get></text:p>
          </table:table-cell>
        </table:table-row>
        <table:table-row table:style-name="Tabela4.108">
          <table:table-cell table:style-name="Tabela4.A2" table:number-columns-spanned="40" office:value-type="string">
            <text:p text:style-name="P61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7" office:value-type="string">
            <text:p text:style-name="P60"/>
          </table:table-cell>
          <table:table-cell table:style-name="Tabela4.A107" table:number-columns-spanned="9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4.A107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4.A107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office:value-type="string">
            <text:p text:style-name="P28"/>
          </table:table-cell>
          <table:table-cell table:style-name="Tabela4.f77" office:value-type="string">
            <text:p text:style-name="P28"/>
          </table:table-cell>
        </table:table-row>
        <table:table-row table:style-name="Tabela4.110">
          <table:table-cell table:style-name="Tabela4.A2" table:number-columns-spanned="40" office:value-type="string">
            <text:p text:style-name="P13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128191505728">
          <table:table-cell table:style-name="Tabela4.A111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28191506832">
          <table:table-cell table:style-name="Tabela4.A112" table:number-columns-spanned="40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153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30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30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30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30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30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30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4">Impresso dia <text:date style:data-style-name="N36" text:date-value="2022-03-09T16:27:34.762114095">09/03/2022</text:date><text:s/>às <text:time style:data-style-name="N41" text:time-value="2022-03-09T16:27:34.762198333">16:27:12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03-09T11:32:21.155586999</dc:date>
    <meta:editing-duration>P1DT2H38M21S</meta:editing-duration>
    <meta:editing-cycles>202</meta:editing-cycles>
    <meta:generator>LibreOffice/7.1.2.2$Linux_X86_64 LibreOffice_project/10$Build-2</meta:generator>
    <meta:document-statistic meta:table-count="3" meta:image-count="0" meta:object-count="0" meta:page-count="5" meta:paragraph-count="477" meta:word-count="929" meta:character-count="13451" meta:non-whitespace-character-count="12843"/>
  </office:meta>
</office:document-meta>
</file>